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c1d1f" loext:opacity="100%" style:font-name="Udemy Sans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time.Duration;</text:p>
      <text:p text:style-name="P2"/>
      <text:p text:style-name="P1">import org.openqa.selenium.By;</text:p>
      <text:p text:style-name="P1">import org.openqa.selenium.WebDriver;</text:p>
      <text:p text:style-name="P2"><text:span text:style-name="T1">import org.openqa.selenium.chrome.ChromeDriver;</text:span></text:p>
      <text:p text:style-name="P2"/>
      <text:p text:style-name="P1">public class Locators {</text:p>
      <text:p text:style-name="P2"/>
      <text:p text:style-name="P1">public static void main(String[] args) throws InterruptedException {</text:p>
      <text:p text:style-name="P1">// TODO Auto-generated method stub</text:p>
      <text:p text:style-name="P1">//implicit wait - 2 seconds time out</text:p>
      <text:p text:style-name="P1">System.setProperty("webdriver.chrome.driver", "/Users/rahulshetty/Documents/chromedriver");</text:p>
      <text:p text:style-name="P1">WebDriver driver = new ChromeDriver();</text:p>
      <text:p text:style-name="P1">driver.manage().timeouts().implicitlyWait(Duration.ofSeconds(5));</text:p>
      <text:p text:style-name="P1">driver.get("https://rahulshettyacademy.com/locatorspractice/");</text:p>
      <text:p text:style-name="P1">driver.findElement(By.id("inputUsername")).sendKeys("rahul");</text:p>
      <text:p text:style-name="P1">driver.findElement(By.name("inputPassword")).sendKeys("hello123");</text:p>
      <text:p text:style-name="P1">driver.findElement(By.className("signInBtn")).click();</text:p>
      <text:p text:style-name="P1">System.out.println(driver.findElement(By.cssSelector("p.error")).getText());</text:p>
      <text:p text:style-name="P1">driver.findElement(By.linkText("Forgot your password?")).click();</text:p>
      <text:p text:style-name="P1">Thread.sleep(1000);//</text:p>
      <text:p text:style-name="P1">driver.findElement(By.xpath("//input[@placeholder='Name']")).sendKeys("John");</text:p>
      <text:p text:style-name="P1">driver.findElement(By.cssSelector("input[placeholder='Email']")).sendKeys("john@rsa.com");</text:p>
      <text:p text:style-name="P1">driver.findElement(By.xpath("//input[@type='text'][2]")).clear();</text:p>
      <text:p text:style-name="P1">driver.findElement(By.cssSelector("input[type='text']:nth-child(3)")).sendKeys("john@gmail.com");</text:p>
      <text:p text:style-name="P1">driver.findElement(By.xpath("//form/input[3]")).sendKeys("9864353253");</text:p>
      <text:p text:style-name="P1">driver.findElement(By.cssSelector(".reset-pwd-btn")).click();</text:p>
      <text:p text:style-name="P1">System.out.println(driver.findElement(By.cssSelector("form p")).getText());</text:p>
      <text:p text:style-name="P1">driver.findElement(By.xpath("//div[@class='forgot-pwd-btn-conainer']/button[1]")).click();</text:p>
      <text:p text:style-name="P1">Thread.sleep(1000);</text:p>
      <text:p text:style-name="P1">driver.findElement(By.cssSelector("#inputUsername")).sendKeys("rahul");</text:p>
      <text:p text:style-name="P1">driver.findElement(By.cssSelector("input[type*='pass']")).sendKeys("rahulshettyacademy");</text:p>
      <text:p text:style-name="P1">driver.findElement(By.id("chkboxOne")).click();</text:p>
      <text:p text:style-name="P1">driver.findElement(By.xpath("//button[contains(@class,'submit')]")).click();</text:p>
      <text:p text:style-name="P1">}</text:p>
      <text:p text:style-name="P2"/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5T19:14:41.792000000</meta:creation-date>
    <dc:date>2023-08-05T19:15:42.567000000</dc:date>
    <meta:editing-duration>PT1M2S</meta:editing-duration>
    <meta:editing-cycles>1</meta:editing-cycles>
    <meta:document-statistic meta:table-count="0" meta:image-count="0" meta:object-count="0" meta:page-count="1" meta:paragraph-count="33" meta:word-count="65" meta:character-count="1832" meta:non-whitespace-character-count="1800"/>
    <meta:generator>LibreOffice/7.5.5.2$Windows_X86_64 LibreOffice_project/ca8fe7424262805f223b9a2334bc7181abbcbf5e</meta:generator>
  </office:meta>
</office:document-meta>
</file>